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700000099705B0F7090C6095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5cm" table:align="left" style:writing-mode="lr-tb"/>
    </style:style>
    <style:style style:name="Tabela1.A" style:family="table-column">
      <style:table-column-properties style:column-width="7.594cm"/>
    </style:style>
    <style:style style:name="Tabela1.B" style:family="table-column">
      <style:table-column-properties style:column-width="4.519cm"/>
    </style:style>
    <style:style style:name="Tabela1.C" style:family="table-column">
      <style:table-column-properties style:column-width="7.387cm"/>
    </style:style>
    <style:style style:name="Tabela1.A1" style:family="table-cell">
      <style:table-cell-properties style:vertical-align="middle" fo:padding="0.049cm" fo:border="0.05pt solid #000000" style:writing-mode="page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1.5" style:family="table-row">
      <style:table-row-properties style:min-row-height="0.402cm"/>
    </style:style>
    <style:style style:name="Tabela1.7" style:family="table-row">
      <style:table-row-properties style:min-row-height="2.062cm"/>
    </style:style>
    <style:style style:name="Tabela2" style:family="table">
      <style:table-properties style:width="19.606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3.917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49cm" fo:border="none" style:writing-mode="page"/>
    </style:style>
    <style:style style:name="Tabela2.B1" style:family="table-cell">
      <style:table-cell-properties fo:padding="0.049cm" fo:border-left="0.05pt solid #000000" fo:border-right="none" fo:border-top="none" fo:border-bottom="none" style:writing-mode="page"/>
    </style:style>
    <style:style style:name="Tabela3" style:family="table">
      <style:table-properties style:width="19.5cm" table:align="left" style:writing-mode="lr-tb"/>
    </style:style>
    <style:style style:name="Tabela3.A" style:family="table-column">
      <style:table-column-properties style:column-width="1.706cm"/>
    </style:style>
    <style:style style:name="Tabela3.B" style:family="table-column">
      <style:table-column-properties style:column-width="3.98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1.906cm"/>
    </style:style>
    <style:style style:name="Tabela3.A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ela3.B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3.A7" style:family="table-cell">
      <style:table-cell-properties style:vertical-align="middle" fo:padding="0.049cm" fo:border="none" style:writing-mode="page"/>
    </style:style>
    <style:style style:name="Tabela3.B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ela7" style:family="table">
      <style:table-properties style:width="19.401cm" table:align="margins" style:writing-mode="lr-tb"/>
    </style:style>
    <style:style style:name="Tabela7.A" style:family="table-column">
      <style:table-column-properties style:column-width="3cm" style:rel-column-width="10135*"/>
    </style:style>
    <style:style style:name="Tabela7.B" style:family="table-column">
      <style:table-column-properties style:column-width="2.9cm" style:rel-column-width="9795*"/>
    </style:style>
    <style:style style:name="Tabela7.D" style:family="table-column">
      <style:table-column-properties style:column-width="10.601cm" style:rel-column-width="35810*"/>
    </style:style>
    <style:style style:name="Tabela7.1" style:family="table-row">
      <style:table-row-properties style:min-row-height="0.609cm"/>
    </style:style>
    <style:style style:name="Tabela7.A1" style:family="table-cell">
      <style:table-cell-properties fo:padding="0.049cm" fo:border="none" style:writing-mode="page"/>
    </style:style>
    <style:style style:name="Tabela7.B1" style:family="table-cell">
      <style:table-cell-properties fo:padding="0.049cm" fo:border-left="0.05pt solid #000000" fo:border-right="none" fo:border-top="none" fo:border-bottom="none" style:writing-mode="page"/>
    </style:style>
    <style:style style:name="Tabela2" style:family="table">
      <style:table-properties style:width="19.606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3.917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49cm" fo:border="none" style:writing-mode="page"/>
    </style:style>
    <style:style style:name="Tabela2.B1" style:family="table-cell">
      <style:table-cell-properties fo:padding="0.049cm" fo:border-left="0.05pt solid #000000" fo:border-right="none" fo:border-top="none" fo:border-bottom="none" style:writing-mode="page"/>
    </style:style>
    <style:style style:name="Tabela3" style:family="table">
      <style:table-properties style:width="19.5cm" table:align="left" style:writing-mode="lr-tb"/>
    </style:style>
    <style:style style:name="Tabela3.A" style:family="table-column">
      <style:table-column-properties style:column-width="1.706cm"/>
    </style:style>
    <style:style style:name="Tabela3.B" style:family="table-column">
      <style:table-column-properties style:column-width="3.98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1.906cm"/>
    </style:style>
    <style:style style:name="Tabela3.A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ela3.B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3.A7" style:family="table-cell">
      <style:table-cell-properties style:vertical-align="middle" fo:padding="0.049cm" fo:border="none" style:writing-mode="page"/>
    </style:style>
    <style:style style:name="Tabela3.B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ela7" style:family="table">
      <style:table-properties style:width="19.401cm" table:align="margins" style:writing-mode="lr-tb"/>
    </style:style>
    <style:style style:name="Tabela7.A" style:family="table-column">
      <style:table-column-properties style:column-width="3cm" style:rel-column-width="10135*"/>
    </style:style>
    <style:style style:name="Tabela7.B" style:family="table-column">
      <style:table-column-properties style:column-width="2.9cm" style:rel-column-width="9795*"/>
    </style:style>
    <style:style style:name="Tabela7.D" style:family="table-column">
      <style:table-column-properties style:column-width="10.601cm" style:rel-column-width="35810*"/>
    </style:style>
    <style:style style:name="Tabela7.1" style:family="table-row">
      <style:table-row-properties style:min-row-height="0.609cm"/>
    </style:style>
    <style:style style:name="Tabela7.A1" style:family="table-cell">
      <style:table-cell-properties fo:padding="0.049cm" fo:border="none" style:writing-mode="page"/>
    </style:style>
    <style:style style:name="Tabela7.B1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officeooo:paragraph-rsid="001cac9b"/>
    </style:style>
    <style:style style:name="P6" style:family="paragraph" style:parent-style-name="Standard">
      <style:text-properties style:font-name="Calibri1" fo:font-weight="bold" officeooo:paragraph-rsid="001cac9b" style:font-weight-asian="bold" style:font-weight-complex="bold"/>
    </style:style>
    <style:style style:name="P7" style:family="paragraph" style:parent-style-name="Standard">
      <style:text-properties officeooo:paragraph-rsid="0016a1fd"/>
    </style:style>
    <style:style style:name="P8" style:family="paragraph" style:parent-style-name="Standard">
      <style:text-properties officeooo:paragraph-rsid="002498cd"/>
    </style:style>
    <style:style style:name="P9" style:family="paragraph" style:parent-style-name="Table_20_Contents">
      <style:paragraph-properties fo:margin-top="0cm" fo:margin-bottom="0cm" style:contextual-spacing="false"/>
      <style:text-properties style:font-name="Calibri1" fo:font-size="10pt" fo:font-weight="bold" officeooo:rsid="001cac9b" officeooo:paragraph-rsid="001cac9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cm" fo:margin-bottom="0cm" style:contextual-spacing="false"/>
      <style:text-properties style:font-name="Calibri1" fo:font-size="10pt" fo:font-weight="bold" officeooo:rsid="001cac9b" officeooo:paragraph-rsid="002498c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0pt" fo:font-weight="bold" officeooo:rsid="001cac9b" officeooo:paragraph-rsid="001f6c6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fo:font-weight="bold" officeooo:rsid="0016a1fd" officeooo:paragraph-rsid="0016a1f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fo:font-weight="bold" officeooo:rsid="0016a1fd" officeooo:paragraph-rsid="002498c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Calibri1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fo:font-weight="bold" officeooo:rsid="00222b01" officeooo:paragraph-rsid="00222b0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fo:font-weight="bold" officeooo:rsid="00222b01" officeooo:paragraph-rsid="002498c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0pt" fo:font-weight="bold" officeooo:rsid="002101c2" officeooo:paragraph-rsid="001cac9b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 fo:line-height="100%"/>
      <style:text-properties style:font-name="Calibri1" fo:font-size="10pt" officeooo:rsid="0029d172" officeooo:paragraph-rsid="0029d172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0pt" officeooo:rsid="0029d172" officeooo:paragraph-rsid="0029d172" style:font-size-asian="10pt" style:font-size-complex="10pt"/>
    </style:style>
    <style:style style:name="P24" style:family="paragraph" style:parent-style-name="Table_20_Contents">
      <style:paragraph-properties fo:margin-top="0cm" fo:margin-bottom="0cm" style:contextual-spacing="false" fo:line-height="100%"/>
      <style:text-properties style:font-name="Calibri1" fo:font-size="11pt" fo:font-weight="bold" officeooo:rsid="0016a1fd" officeooo:paragraph-rsid="001bd93e" style:font-size-asian="9.60000038146973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2pt" fo:font-weight="bold" officeooo:rsid="0016a1fd" officeooo:paragraph-rsid="0016a1f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2pt" fo:font-weight="bold" officeooo:rsid="0016a1fd" officeooo:paragraph-rsid="001aaa5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2pt" fo:font-weight="bold" officeooo:rsid="0016a1fd" officeooo:paragraph-rsid="001cac9b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1" fo:font-size="12pt" fo:font-weight="bold" officeooo:rsid="001c97ea" officeooo:paragraph-rsid="001c97ea" style:font-size-asian="12pt" style:font-weight-asian="bold" style:font-size-complex="12pt" style:font-weight-complex="bold"/>
    </style:style>
    <style:style style:name="P29" style:family="paragraph" style:parent-style-name="Text_20_body" style:master-page-name="Standard">
      <style:paragraph-properties style:page-number="auto"/>
      <style:text-properties fo:font-size="3pt" style:font-size-asian="2.59999990463257pt" style:font-size-complex="3pt"/>
    </style:style>
    <style:style style:name="T1" style:family="text">
      <style:text-properties fo:font-size="10pt" officeooo:rsid="00288393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2pt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officeooo:rsid="0016a1fd"/>
    </style:style>
    <style:style style:name="T5" style:family="text">
      <style:text-properties officeooo:rsid="002498cd"/>
    </style:style>
    <style:style style:name="T6" style:family="text">
      <style:text-properties officeooo:rsid="0029d172"/>
    </style:style>
    <style:style style:name="T7" style:family="text">
      <style:text-properties officeooo:rsid="002bd15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530972845584">
          <table:table-cell table:style-name="Tabela1.A1" table:number-columns-spanned="3" office:value-type="string">
            <text:p text:style-name="P25">Ficha de Atendimento</text:p>
          </table:table-cell>
          <table:covered-table-cell/>
          <table:covered-table-cell/>
        </table:table-row>
        <table:table-row table:style-name="TableLine1530972871424">
          <table:table-cell table:style-name="Tabela1.A2" table:number-columns-spanned="2" office:value-type="string">
            <text:p text:style-name="P12">Cliente:</text:p>
          </table:table-cell>
          <table:covered-table-cell/>
          <table:table-cell table:style-name="Tabela1.C2" office:value-type="string">
            <text:p text:style-name="P13"><text:span text:style-name="T5">Responsável</text:span>:</text:p>
          </table:table-cell>
        </table:table-row>
        <table:table-row table:style-name="TableLine1530972866256">
          <table:table-cell table:style-name="Tabela1.A2" office:value-type="string">
            <text:p text:style-name="P16"><text:s/>Modelo das catracas:</text:p>
          </table:table-cell>
          <table:table-cell table:style-name="Tabela1.C2" table:number-columns-spanned="2" office:value-type="string">
            <text:p text:style-name="P17"><text:span text:style-name="T4">Desenvolvedor</text:span>:</text:p>
          </table:table-cell>
          <table:covered-table-cell/>
        </table:table-row>
        <table:table-row table:style-name="TableLine1530972870608">
          <table:table-cell table:style-name="Tabela1.C2" table:number-columns-spanned="3" office:value-type="string">
            <text:p text:style-name="P28">Servidor</text:p>
          </table:table-cell>
          <table:covered-table-cell/>
          <table:covered-table-cell/>
        </table:table-row>
        <table:table-row table:style-name="Tabela1.5">
          <table:table-cell table:style-name="Tabela1.C2" table:number-columns-spanned="3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10">IP: </text:p>
                </table:table-cell>
                <table:table-cell table:style-name="Tabela2.B1" office:value-type="string">
                  <text:p text:style-name="P10">Porta: </text:p>
                </table:table-cell>
                <table:table-cell table:style-name="Tabela2.B1" office:value-type="string">
                  <text:p text:style-name="P10">Local: </text:p>
                </table:table-cell>
              </table:table-row>
            </table:table>
            <text:p text:style-name="P8"/>
          </table:table-cell>
          <table:covered-table-cell/>
          <table:covered-table-cell/>
        </table:table-row>
        <table:table-row table:style-name="TableLine1530972873872">
          <table:table-cell table:style-name="Tabela1.C2" table:number-columns-spanned="3" office:value-type="string">
            <text:p text:style-name="P27">Descrição dos equipamentos</text:p>
          </table:table-cell>
          <table:covered-table-cell/>
          <table:covered-table-cell/>
        </table:table-row>
        <table:table-row table:style-name="Tabela1.7">
          <table:table-cell table:style-name="Tabela1.C2" table:number-columns-spanned="3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leLine1530972874416">
                <table:table-cell table:style-name="Tabela3.A1" office:value-type="string">
                  <text:p text:style-name="P18">Número</text:p>
                </table:table-cell>
                <table:table-cell table:style-name="Tabela3.B1" office:value-type="string">
                  <text:p text:style-name="P14">IP</text:p>
                </table:table-cell>
                <table:table-cell table:style-name="Tabela3.B1" office:value-type="string">
                  <text:p text:style-name="P11">Porta</text:p>
                </table:table-cell>
                <table:table-cell table:style-name="Tabela3.B1" office:value-type="string">
                  <text:p text:style-name="P15">Descrição</text:p>
                </table:table-cell>
              </table:table-row>
              <table:table-row table:style-name="TableLine1530972872784">
                <table:table-cell table:style-name="Tabela3.A1" office:value-type="string">
                  <text:p text:style-name="P23">1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1530972858640">
                <table:table-cell table:style-name="Tabela3.A1" office:value-type="string">
                  <text:p text:style-name="P23">2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1530972873328">
                <table:table-cell table:style-name="Tabela3.A1" office:value-type="string">
                  <text:p text:style-name="P23">3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1530972868976">
                <table:table-cell table:style-name="Tabela3.A1" office:value-type="string">
                  <text:p text:style-name="P23">4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1530972867616">
                <table:table-cell table:style-name="Tabela3.A1" office:value-type="string">
                  <text:p text:style-name="P23">5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1530972864080">
                <table:table-cell table:style-name="Tabela3.A7" office:value-type="string">
                  <text:p text:style-name="P23">6</text:p>
                </table:table-cell>
                <table:table-cell table:style-name="Tabela3.B7" office:value-type="string">
                  <text:p text:style-name="P20"/>
                </table:table-cell>
                <table:table-cell table:style-name="Tabela3.B7" office:value-type="string">
                  <text:p text:style-name="P20"/>
                </table:table-cell>
                <table:table-cell table:style-name="Tabela3.B7" office:value-type="string">
                  <text:p text:style-name="P19"/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 table:style-name="TableLine1530972870880">
          <table:table-cell table:style-name="Tabela1.C2" table:number-columns-spanned="3" office:value-type="string">
            <text:p text:style-name="P26">Resumo do Atendimento</text:p>
          </table:table-cell>
          <table:covered-table-cell/>
          <table:covered-table-cell/>
        </table:table-row>
        <table:table-row table:style-name="TableLine153097287523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7888">
          <table:table-cell table:style-name="Tabela1.C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530972865440">
          <table:table-cell table:style-name="Tabela1.C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530972868160">
          <table:table-cell table:style-name="Tabela1.C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530972874960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1904">
          <table:table-cell table:style-name="Tabela1.C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530972866528">
          <table:table-cell table:style-name="Tabela1.C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Line1530972858096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5891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843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571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0816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58368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59184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59456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2240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115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1696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1968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1088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3264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3536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59728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63808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88016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6864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9155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80400">
          <table:table-cell table:style-name="Tabela1.C2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Line1530972885024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7952">
          <table:table-cell table:style-name="Tabela1.C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1530972878768">
          <table:table-cell table:style-name="Tabela1.C2" table:number-columns-spanned="3" office:value-type="string">
            <table:table table:name="Tabela7" table:style-name="Tabela7">
              <table:table-column table:style-name="Tabela7.A"/>
              <table:table-column table:style-name="Tabela7.B" table:number-columns-repeated="2"/>
              <table:table-column table:style-name="Tabela7.D"/>
              <table:table-row table:style-name="Tabela7.1">
                <table:table-cell table:style-name="Tabela7.A1" office:value-type="string">
                  <text:p text:style-name="P9">Data:</text:p>
                </table:table-cell>
                <table:table-cell table:style-name="Tabela7.B1" office:value-type="string">
                  <text:p text:style-name="P9">Início:</text:p>
                </table:table-cell>
                <table:table-cell table:style-name="Tabela7.B1" office:value-type="string">
                  <text:p text:style-name="P9">Término: </text:p>
                </table:table-cell>
                <table:table-cell table:style-name="Tabela7.B1" office:value-type="string">
                  <text:p text:style-name="P9">Ass.: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officeooo:rsid="00288393" style:font-size-asian="10pt" style:font-size-complex="10pt"/>
    </style:style>
    <style:style style:name="MT2" style:family="text">
      <style:text-properties fo:font-size="9pt" style:font-size-asian="9pt"/>
    </style:style>
    <style:style style:name="MT3" style:family="text">
      <style:text-properties fo:font-size="10pt" fo:font-weight="bold" style:font-size-asian="10pt" style:font-weight-asian="bold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6" text:anchor-type="as-char" svg:width="8.758cm" svg:height="1.004cm" draw:z-index="0"><draw:image xlink:href="Pictures/100000000000053700000099705B0F7090C60957.png" xlink:type="simple" xlink:show="embed" xlink:actuate="onLoad" draw:mime-type="image/png"/></draw:frame><text:tab/><text:span text:style-name="MT1">Integração de Catraca</text:span></text:p>
        <text:p text:style-name="MP2"><text:tab/>Desenvolvimento</text:p>
      </style:header>
      <style:footer>
        <text:p text:style-name="MP3"/>
        <text:p text:style-name="MP4"><text:span text:style-name="MT2">Página</text:span><text:bookmark text:name="_GoBack"/><text:span text:style-name="MT2"> </text:span><text:span text:style-name="MT3"><text:page-number text:select-page="current">1</text:page-number></text:span><text:span text:style-name="MT2"><text:s/>de </text:span><text:span text:style-name="MT3"><text:page-count>1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erabyte</meta:initial-creator>
    <meta:editing-cycles>19</meta:editing-cycles>
    <meta:print-date>2016-10-25T17:02:00</meta:print-date>
    <meta:creation-date>2018-11-13T16:53:00</meta:creation-date>
    <dc:date>2021-10-22T09:23:17.374000000</dc:date>
    <dc:language>pt-BR</dc:language>
    <meta:editing-duration>PT4H15M37S</meta:editing-duration>
    <meta:generator>LibreOffice/7.1.0.3$Windows_X86_64 LibreOffice_project/f6099ecf3d29644b5008cc8f48f42f4a40986e4c</meta:generator>
    <meta:document-statistic meta:table-count="4" meta:image-count="1" meta:object-count="0" meta:page-count="1" meta:paragraph-count="28" meta:word-count="41" meta:character-count="253" meta:non-whitespace-character-count="2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